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4c4c4c" fo:font-family="Ubuntu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OL-1" style:family="table-column">
      <style:table-column-properties style:column-width="37.247244094488195pt" style:use-optimal-column-width="true"/>
    </style:style>
    <style:style style:name="ACOL-2" style:family="table-column">
      <style:table-column-properties style:column-width="50.910236220472434pt" style:use-optimal-column-width="true"/>
    </style:style>
    <style:style style:name="ACOL-3" style:family="table-column">
      <style:table-column-properties style:column-width="104.99527559055117pt" style:use-optimal-column-width="true"/>
    </style:style>
    <style:style style:name="ACOL-4" style:family="table-column">
      <style:table-column-properties style:column-width="149.15905511811022pt" style:use-optimal-column-width="true"/>
    </style:style>
    <style:style style:name="ACOL-5" style:family="table-column">
      <style:table-column-properties style:column-width="21.798425196850395pt" style:use-optimal-column-width="true"/>
    </style:style>
    <style:style style:name="ACOL-6" style:family="table-column">
      <style:table-column-properties style:column-width="47.99055118110236pt" style:use-optimal-column-width="true"/>
    </style:style>
    <style:style style:name="ACOL-7" style:family="table-column"/>
    <style:style style:name="AROW-1" style:family="table-row">
      <style:table-row-properties style:row-height="17.34803149606299pt" style:use-optimal-row-height="true"/>
    </style:style>
    <style:style style:name="AROW-2" style:family="table-row">
      <style:table-row-properties style:row-height="79.41176470588235pt" style:use-optimal-row-height="false"/>
    </style:style>
    <style:style style:name="AROW-3" style:family="table-row">
      <style:table-row-properties style:row-height="12.81259842519685pt" style:use-optimal-row-height="true"/>
    </style:style>
    <style:style style:name="AROW-4" style:family="table-row">
      <style:table-row-properties style:row-height="24.689763779527564pt" style:use-optimal-row-height="tru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 table:number-columns-repeated="31"/>
        <table:table-column table:style-name="ACOL-6" table:number-columns-repeated="108"/>
        <table:table-column table:style-name="ACOL-0" table:number-columns-repeated="881"/>
        <table:table-row table:style-name="AROW-1">
          <table:table-cell table:style-name="Gnumeric-default"/>
          <table:table-cell table:style-name="ACE-1" office:value-type="string">
            <text:p>Reporte de víctimas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/>
          <table:table-cell table:number-columns-spanned="35" table:style-name="ACE-4" office:value-type="string">
            <text:p><text:span text:style-name="NS-colour-4c4c4c"><text:span text:style-name="AC-script"><text:span text:style-name="AC-script"><text:span text:style-name="AC-roman"><text:span text:style-name="AC-weight400"><text:span text:style-name="AC-underline-none">A (MUERTO-DH):10 20 30 ; B (MUERTO-DIHC):87 97 701 703 ; C (MUERTO-VPS):40 50 ; D (DESAPARICIÓN-DH):11 21 302 ; E (DESAPARICIÓN-DIHC):76 ; F (TORTURA-DH):12 22 36 ; G (TORTURA-DIHC):72; H (TORTURA-VPS):47 56; I (LESIONADOS-DH):13 23 33 ; J (LESIONADOS-DIHC):88 98 702 704 ; K (LESIONADOS-VPS):43 53 ; L (DETENCIÓN ARBITRARÌA-DH):14 24 301 ; M (AMENAZA-DH):15 25 35 ; N (AMENAZA-DIHC):73 ; Ñ (AMENAZA-VPS):45 55 ; O (ATENTADO-DH):16 26 37 ; P (ATENTADO-VPS):46 57 ; Q (JUDICIALIZACIÓN ARBITRARIA-DH):141 241 341 ; R (JUDICIALIZACIÓN ARBITRARIA-DIHC):715 ; S (VIOLENCIA SEXUAL-DH):19 29 39 ; T (VIOLENCIA SEXUAL-DIHC):77 ; U (VIOLENCIA SEXUAL-VPS):420 520 ; V (DEPORTACIÓN-DH):101 ; W (SECUESTRO-VPS):41 ; X (RAPTO-VPS):48 58 ; Y (TOMA DE REHENES-DIHC):74 ; Z (ESCLAVITUD Y TRABAJOS FORZADOS-DIHC):714 ; AA (NEGACIÓN DE DERECHOS A PRISIONEROS DE GUERRA-DIHC):716 ; AB (NEGACIÓN DE ATENCIÓN A PERSONAS VULNERABLES-DIHC):717 ; AC (PROFANACIÓN Y OCULTAMIENTO DE CADAVERES-DIHC):718 ; AD (RECLUTAMIENTO DE MENORES-DIHC):75 ; AE (ESCUDO INDIVIDUAL-DIHC):78</text:span></text:span></text:span></text:span></text:span></text:span></text:p>
          </table:table-cell>
          <table:covered-table-cell table:number-columns-repeated="34"/>
          <table:table-cell table:number-columns-repeated="988" table:style-name="Gnumeric-default"/>
        </table:table-row>
        <table:table-row table:style-name="AROW-1">
          <table:table-cell table:style-name="ACE-1"/>
          <table:table-cell table:number-columns-repeated="1023" table:style-name="Gnumeric-default"/>
        </table:table-row>
        <table:table-row table:style-name="AROW-3">
          <table:table-cell table:style-name="Gnumeric-default"/>
          <table:table-cell table:number-columns-spanned="35" table:style-name="ACE-4"/>
          <table:covered-table-cell table:number-columns-repeated="34"/>
          <table:table-cell table:number-columns-repeated="988" table:style-name="Gnumeric-default"/>
        </table:table-row>
        <table:table-row table:style-name="AROW-1">
          <table:table-cell table:style-name="ACE-1"/>
          <table:table-cell table:number-columns-repeated="1023" table:style-name="Gnumeric-default"/>
        </table:table-row>
        <table:table-row table:style-name="AROW-4">
          <table:table-cell table:style-name="ACE-2" office:value-type="string">
            <text:p>Id. Caso</text:p>
          </table:table-cell>
          <table:table-cell table:style-name="ACE-2" office:value-type="string">
            <text:p>Fecha</text:p>
          </table:table-cell>
          <table:table-cell table:style-name="ACE-2" office:value-type="string">
            <text:p>Ubicación</text:p>
          </table:table-cell>
          <table:table-cell table:style-name="ACE-2" office:value-type="string">
            <text:p>Víctima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</text:p>
          </table:table-cell>
          <table:table-cell table:style-name="ACE-2" office:value-type="string">
            <text:p>C</text:p>
          </table:table-cell>
          <table:table-cell table:style-name="ACE-2" office:value-type="string">
            <text:p>D</text:p>
          </table:table-cell>
          <table:table-cell table:style-name="ACE-2" office:value-type="string">
            <text:p>E</text:p>
          </table:table-cell>
          <table:table-cell table:style-name="ACE-2" office:value-type="string">
            <text:p>F</text:p>
          </table:table-cell>
          <table:table-cell table:style-name="ACE-2" office:value-type="string">
            <text:p>G</text:p>
          </table:table-cell>
          <table:table-cell table:style-name="ACE-2" office:value-type="string">
            <text:p>H</text:p>
          </table:table-cell>
          <table:table-cell table:style-name="ACE-2" office:value-type="string">
            <text:p>I</text:p>
          </table:table-cell>
          <table:table-cell table:style-name="ACE-2" office:value-type="string">
            <text:p>J</text:p>
          </table:table-cell>
          <table:table-cell table:style-name="ACE-2" office:value-type="string">
            <text:p>K</text:p>
          </table:table-cell>
          <table:table-cell table:style-name="ACE-2" office:value-type="string">
            <text:p>L</text:p>
          </table:table-cell>
          <table:table-cell table:style-name="ACE-2" office:value-type="string">
            <text:p>M</text:p>
          </table:table-cell>
          <table:table-cell table:style-name="ACE-2" office:value-type="string">
            <text:p>N</text:p>
          </table:table-cell>
          <table:table-cell table:style-name="ACE-2" office:value-type="string">
            <text:p>O</text:p>
          </table:table-cell>
          <table:table-cell table:style-name="ACE-2" office:value-type="string">
            <text:p>P</text:p>
          </table:table-cell>
          <table:table-cell table:style-name="ACE-2" office:value-type="string">
            <text:p>Q</text:p>
          </table:table-cell>
          <table:table-cell table:style-name="ACE-2" office:value-type="string">
            <text:p>R</text:p>
          </table:table-cell>
          <table:table-cell table:style-name="ACE-2" office:value-type="string">
            <text:p>S</text:p>
          </table:table-cell>
          <table:table-cell table:style-name="ACE-2" office:value-type="string">
            <text:p>T</text:p>
          </table:table-cell>
          <table:table-cell table:style-name="ACE-2" office:value-type="string">
            <text:p>U</text:p>
          </table:table-cell>
          <table:table-cell table:style-name="ACE-2" office:value-type="string">
            <text:p>V</text:p>
          </table:table-cell>
          <table:table-cell table:style-name="ACE-2" office:value-type="string">
            <text:p>W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Y</text:p>
          </table:table-cell>
          <table:table-cell table:style-name="ACE-2" office:value-type="string">
            <text:p>Z</text:p>
          </table:table-cell>
          <table:table-cell table:style-name="ACE-2" office:value-type="string">
            <text:p>AA</text:p>
          </table:table-cell>
          <table:table-cell table:style-name="ACE-2" office:value-type="string">
            <text:p>AB</text:p>
          </table:table-cell>
          <table:table-cell table:style-name="ACE-2" office:value-type="string">
            <text:p>AC</text:p>
          </table:table-cell>
          <table:table-cell table:style-name="ACE-2" office:value-type="string">
            <text:p>AD</text:p>
          </table:table-cell>
          <table:table-cell table:style-name="ACE-2" office:value-type="string">
            <text:p>AE</text:p>
          </table:table-cell>
          <table:table-cell table:style-name="ACE-2" office:value-type="string">
            <text:p>PR</text:p>
          </table:table-cell>
          <table:table-cell table:number-columns-repeated="985" table:style-name="ACE-2"/>
          <table:table-cell table:number-columns-repeated="3" table:style-name="ACE-3"/>
        </table:table-row>
        <table:table-row table:style-name="AROW-3" table:number-rows-repeated="13">
          <table:table-cell table:number-columns-repeated="1024"/>
        </table:table-row>
        <table:table-row table:style-name="AROW-3">
          <table:table-cell table:style-name="Gnumeric-default"/>
          <table:table-cell table:style-name="ACE-5"/>
          <table:table-cell table:number-columns-repeated="1022" table:style-name="Gnumeric-default"/>
        </table:table-row>
        <table:table-row table:style-name="AROW-0" table:number-rows-repeated="108">
          <table:table-cell table:number-columns-repeated="1024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colour-4c4c4c" style:family="text" style:display-name="Font Color #4c4c4c">
      <style:text-properties fo:color="#4c4c4c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3T22:32:09Z</dc:date>
    <meta:creation-date>2018-10-12T03:57:38Z</meta:creation-date>
    <meta:editing-cycles>4</meta:editing-cycles>
    <meta:editing-duration>PT22M32S</meta:editing-duration>
    <meta:generator>gnumeric/1.12.43</meta:generator>
  </office:meta>
</office:document-meta>
</file>